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ject number</text:p>
          </table:table-cell>
          <table:table-cell office:value-type="string" calcext:value-type="string">
            <text:p>Object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hipp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nge hard b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icot scru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ppercorn Grin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of pe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ue squ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per towel roll (har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ly shee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epy sailor bo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rbucks Doubleshot Hazeln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min seed contain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kea stainless steel contain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vo plushi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potle seasoning contain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le yellow plastic tumbl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g red soda c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ft blue b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asted peanut j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horn bandag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ight orange cubic contain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inc cold therapy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xe black chi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ysol wipes contain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nk horse with mini allstar ratt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ellow di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untrycrock butter contain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n bugs spray c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gular cream cheese bo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d and orange striped m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ue funn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sacort nasal spra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 purple ba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ange coastguard jee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hole wheat pasta bo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miley sitting boy toy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mall advil contain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 party cup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b blue salt contain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a salt grind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uze Iced Te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7:52:19.108172409</meta:creation-date>
    <dc:date>2015-07-17T18:33:54.430210435</dc:date>
    <meta:editing-duration>PT32M37S</meta:editing-duration>
    <meta:editing-cycles>2</meta:editing-cycles>
    <meta:generator>LibreOffice/4.2.4.2$Linux_X86_64 LibreOffice_project/420m0$Build-2</meta:generator>
    <meta:document-statistic meta:table-count="1" meta:cell-count="142" meta:object-count="0"/>
  </office:meta>
</office:document-meta>
</file>